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JP1" svg:font-family="'Noto Sans Mono CJK JP'" style:font-family-generic="roman" style:font-pitch="variable"/>
    <style:font-face style:name="Noto Sans Mono CJK JP3" svg:font-family="'Noto Sans Mono CJK JP'" style:font-adornments="Regular" style:font-family-generic="roman" style:font-pitch="variable"/>
    <style:font-face style:name="Noto Sans Mono CJK JP Regular" svg:font-family="'Noto Sans Mono CJK JP Regular'" style:font-family-generic="roman" style:font-pitch="variable"/>
    <style:font-face style:name="Noto Sans Mono CJK JP Regular1" svg:font-family="'Noto Sans Mono CJK JP Regular'" style:font-adornments="Regular" style:font-family-generic="roman" style:font-pitch="variable"/>
    <style:font-face style:name="Noto Sans Mono CJK JP2" svg:font-family="'Noto Sans Mono CJK JP'" style:font-family-generic="swiss" style:font-pitch="variable"/>
    <style:font-face style:name="Noto Sans Mono CJK JP" svg:font-family="'Noto Sans Mono CJK JP'" style:font-adornments="Regular" style:font-family-generic="swiss" style:font-pitch="variable"/>
    <style:font-face style:name="Noto Sans Mono CJK JP Regular2" svg:font-family="'Noto Sans Mono CJK JP Regular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Mono CJK JP4" svg:font-family="'Noto Sans Mono CJK JP'" style:font-family-generic="system" style:font-pitch="variable"/>
    <style:font-face style:name="Noto Sans Mono CJK JP Regular4" svg:font-family="'Noto Sans Mono CJK JP Regular'" style:font-family-generic="system" style:font-pitch="variable"/>
    <style:font-face style:name="Noto Sans Mono CJK JP Regular3" svg:font-family="'Noto Sans Mono CJK JP Regular'" style:font-adornments="Regular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1.40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2.67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379cm"/>
      <style:paragraph-properties style:writing-mode="lr-tb"/>
    </style:style>
    <style:style style:name="gr5" style:family="graphic" style:parent-style-name="standard">
      <style:graphic-properties draw:fill="none" draw:textarea-vertical-align="middle" draw:auto-grow-height="false" fo:min-height="3.36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42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766cm" fo:min-width="1.53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objectwithoutfill">
      <style:graphic-properties draw:marker-end="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637cm"/>
      <style:paragraph-properties style:writing-mode="lr-tb"/>
    </style:style>
    <style:style style:name="gr14" style:family="graphic" style:parent-style-name="standard">
      <style:graphic-properties draw:fill="none" draw:textarea-vertical-align="middle" draw:auto-grow-height="false" fo:min-height="6.07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967cm"/>
      <style:paragraph-properties style:writing-mode="lr-tb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8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7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64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61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96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2.254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objectwithoutfill">
      <style:graphic-properties svg:stroke-width="0.053cm" draw:marker-start-width="0.342cm" draw:marker-end-width="0.342cm" svg:stroke-opacity="100%" draw:fill="none" draw:textarea-vertical-align="middle" fo:padding-top="0.139cm" fo:padding-bottom="0.139cm" fo:padding-left="0.264cm" fo:padding-right="0.26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6" style:family="graphic" style:parent-style-name="objectwithoutfill">
      <style:graphic-properties svg:stroke-width="0.053cm" svg:stroke-color="#0000ff" draw:marker-start-width="0.342cm" draw:marker-end-width="0.342cm" svg:stroke-opacity="80%" draw:fill="none" draw:textarea-vertical-align="middle" fo:padding-top="0.139cm" fo:padding-bottom="0.139cm" fo:padding-left="0.264cm" fo:padding-right="0.264cm"/>
    </style:style>
    <style:style style:name="gr27" style:family="graphic" style:parent-style-name="objectwithoutfill">
      <style:graphic-properties svg:stroke-width="0.053cm" svg:stroke-color="#ff0000" draw:marker-start-width="0.342cm" draw:marker-end-width="0.342cm" svg:stroke-opacity="100%" draw:fill="none" draw:textarea-vertical-align="middle" fo:padding-top="0.139cm" fo:padding-bottom="0.139cm" fo:padding-left="0.264cm" fo:padding-right="0.264cm"/>
    </style:style>
    <style:style style:name="gr28" style:family="graphic" style:parent-style-name="objectwithoutfill">
      <style:graphic-properties svg:stroke-color="#ff0000" draw:marker-end="Symmetric_20_Arrow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color="#ff0000"/>
    </style:style>
    <style:style style:name="P10" style:family="paragraph">
      <loext:graphic-properties draw:fill="none" draw:fill-color="#ffffff"/>
      <style:text-properties fo:color="#ff0000"/>
    </style:style>
    <style:style style:name="P11" style:family="paragraph">
      <style:text-properties fo:color="#0000ff"/>
    </style:style>
    <style:style style:name="P12" style:family="paragraph">
      <loext:graphic-properties draw:fill="none" draw:fill-color="#ffffff"/>
      <style:text-properties fo:color="#0000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ff0000"/>
    </style:style>
    <style:style style:name="T4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905cm" svg:height="1.016cm" svg:x="3.54cm" svg:y="3.54cm">
          <text:p text:style-name="P1">sin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175cm" svg:height="1.016cm" svg:x="6.715cm" svg:y="3.54cm">
          <text:p text:style-name="P1">AD Envelope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905cm" svg:height="1.016cm" svg:x="13.065cm" svg:y="3.54cm">
          <text:p text:style-name="P1">tanh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5.445cm" svg:y1="4.048cm" svg:x2="6.715cm" svg:y2="4.048cm" draw:start-shape="id1" draw:start-glue-point="1" draw:end-shape="id2" draw:end-glue-point="3" svg:d="M5445 4048h1270" svg:viewBox="0 0 1271 1">
          <text:p/>
        </draw:connector>
        <draw:connector draw:style-name="gr3" draw:text-style-name="P2" draw:layer="layout" svg:x1="11.795cm" svg:y1="4.048cm" svg:x2="13.065cm" svg:y2="4.048cm" draw:start-shape="id3" draw:start-glue-point="4" draw:end-shape="id4" draw:end-glue-point="3" svg:d="M11795 4048h1270" svg:viewBox="0 0 1271 1">
          <text:p/>
        </draw:connector>
        <draw:custom-shape draw:style-name="gr1" draw:text-style-name="P1" xml:id="id5" draw:id="id5" draw:layer="layout" svg:width="1.905cm" svg:height="1.016cm" svg:x="3.54cm" svg:y="6.08cm">
          <text:p text:style-name="P1">sin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3.175cm" svg:height="1.016cm" svg:x="6.715cm" svg:y="6.08cm">
          <text:p text:style-name="P1">AD Envelope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905cm" svg:height="1.016cm" svg:x="13.065cm" svg:y="6.08cm">
          <text:p text:style-name="P1">tanh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5.445cm" svg:y1="6.588cm" svg:x2="6.715cm" svg:y2="6.588cm" draw:start-shape="id5" draw:start-glue-point="1" draw:end-shape="id6" draw:end-glue-point="3" svg:d="M5445 6588h1270" svg:viewBox="0 0 1271 1">
          <text:p/>
        </draw:connector>
        <draw:connector draw:style-name="gr3" draw:text-style-name="P2" draw:layer="layout" svg:x1="11.795cm" svg:y1="6.588cm" svg:x2="13.065cm" svg:y2="6.588cm" draw:start-shape="id7" draw:start-glue-point="4" draw:end-shape="id8" draw:end-glue-point="3" svg:d="M11795 6588h1270" svg:viewBox="0 0 1271 1">
          <text:p/>
        </draw:connector>
        <draw:frame draw:style-name="gr4" draw:text-style-name="P3" draw:layer="layout" svg:width="0.879cm" svg:height="1.191cm" svg:x="7.858cm" svg:y="4.683cm">
          <draw:text-box>
            <text:p><text:span text:style-name="T1">⋮</text:span></text:p>
          </draw:text-box>
        </draw:frame>
        <draw:custom-shape draw:style-name="gr5" draw:text-style-name="P2" draw:layer="layout" svg:width="0.381cm" svg:height="3.81cm" svg:x="2.651cm" svg:y="3.41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4" draw:layer="layout" svg:width="0.925cm" svg:height="0.878cm" svg:x="1.599cm" svg:y="4.937cm">
          <draw:text-box>
            <text:p>64</text:p>
          </draw:text-box>
        </draw:frame>
        <draw:g xml:id="id10" draw:id="id10">
          <draw:custom-shape draw:style-name="gr7" draw:text-style-name="P5" draw:layer="layout" svg:width="0.762cm" svg:height="0.762cm" svg:x="18.399cm" svg:y="4.9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" draw:layer="layout" svg:x1="18.526cm" svg:y1="5.359cm" svg:x2="19.034cm" svg:y2="5.359cm">
            <text:p/>
          </draw:line>
          <draw:line draw:style-name="gr8" draw:text-style-name="P2" draw:layer="layout" svg:x1="18.78cm" svg:y1="5.105cm" svg:x2="18.78cm" svg:y2="5.613cm">
            <text:p/>
          </draw:line>
        </draw:g>
        <draw:frame draw:style-name="gr4" draw:text-style-name="P3" draw:layer="layout" svg:width="0.879cm" svg:height="1.191cm" svg:x="17.383cm" svg:y="4.81cm">
          <draw:text-box>
            <text:p><text:span text:style-name="T1">⋮</text:span></text:p>
          </draw:text-box>
        </draw:frame>
        <draw:connector draw:style-name="gr3" draw:text-style-name="P2" draw:layer="layout" svg:x1="16.875cm" svg:y1="4.048cm" svg:x2="18.78cm" svg:y2="4.978cm" draw:start-shape="id9" draw:start-glue-point="4" draw:end-shape="id10" draw:end-glue-point="0" svg:d="M16875 4048h1905v930" svg:viewBox="0 0 1906 931">
          <text:p/>
        </draw:connector>
        <draw:connector draw:style-name="gr3" draw:text-style-name="P2" draw:layer="layout" svg:x1="16.875cm" svg:y1="6.588cm" svg:x2="18.78cm" svg:y2="5.74cm" draw:start-shape="id11" draw:start-glue-point="4" draw:end-shape="id10" draw:end-glue-point="2" svg:d="M16875 6588h1905v-848" svg:viewBox="0 0 1906 849">
          <text:p/>
        </draw:connector>
        <draw:custom-shape draw:style-name="gr9" draw:text-style-name="P1" xml:id="id17" draw:id="id17" draw:layer="layout" svg:width="2.032cm" svg:height="1.016cm" svg:x="21.955cm" svg:y="2.438cm">
          <text:p text:style-name="P1">LFO</text:p>
          <draw:enhanced-geometry svg:viewBox="0 0 21600 21600" draw:type="rectangle" draw:enhanced-path="M 0 0 L 21600 0 21600 21600 0 21600 0 0 Z N"/>
        </draw:custom-shape>
        <draw:custom-shape draw:style-name="gr9" draw:text-style-name="P1" xml:id="id16" draw:id="id16" draw:layer="layout" svg:width="2.032cm" svg:height="1.016cm" svg:x="21.955cm" svg:y="4.851cm">
          <text:p text:style-name="P1">Allpas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28.432cm" svg:y1="5.359cm" svg:x2="29.829cm" svg:y2="5.359cm" draw:start-shape="id12" draw:start-glue-point="1" draw:end-shape="id13" draw:end-glue-point="6" svg:d="M28432 5359h1397" svg:viewBox="0 0 1398 1">
          <text:p/>
        </draw:connector>
        <draw:custom-shape draw:style-name="gr10" draw:text-style-name="P5" xml:id="id14" draw:id="id14" draw:layer="layout" svg:width="0.762cm" svg:height="0.762cm" draw:transform="rotate (1.5707963267949) translate (24.622cm 9.04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1" draw:text-style-name="P5" draw:layer="layout" svg:x1="29.956cm" svg:y1="5.486cm" svg:x2="25.384cm" svg:y2="8.661cm" draw:start-shape="id13" draw:start-glue-point="8" draw:end-shape="id14" draw:end-glue-point="7" svg:d="M29956 5486v3175h-4572" svg:viewBox="0 0 4573 3176">
          <text:p/>
        </draw:connector>
        <draw:connector draw:style-name="gr3" draw:text-style-name="P2" draw:layer="layout" svg:x1="20.812cm" svg:y1="5.359cm" svg:x2="21.955cm" svg:y2="5.359cm" draw:start-shape="id15" draw:start-glue-point="1" draw:end-shape="id16" draw:end-glue-point="3" svg:d="M20812 5359h1143" svg:viewBox="0 0 1144 1">
          <text:p/>
        </draw:connector>
        <draw:connector draw:style-name="gr11" draw:text-style-name="P5" draw:layer="layout" svg:x1="19.161cm" svg:y1="5.359cm" svg:x2="20.05cm" svg:y2="5.359cm" draw:start-shape="id10" draw:start-glue-point="1" draw:end-shape="id15" draw:end-glue-point="3" svg:d="M19161 5359h889" svg:viewBox="0 0 890 1">
          <text:p/>
        </draw:connector>
        <draw:connector draw:style-name="gr12" draw:text-style-name="P2" draw:layer="layout" svg:x1="22.971cm" svg:y1="3.454cm" svg:x2="22.971cm" svg:y2="3.835cm" draw:start-shape="id17" draw:start-glue-point="2" draw:end-shape="id18" draw:end-glue-point="4" svg:d="M22971 3454v381" svg:viewBox="0 0 1 382">
          <text:p/>
        </draw:connector>
        <draw:custom-shape draw:style-name="gr9" draw:text-style-name="P1" xml:id="id12" draw:id="id12" draw:layer="layout" svg:width="2.032cm" svg:height="1.016cm" svg:x="26.4cm" svg:y="4.851cm">
          <text:p text:style-name="P1">Allpass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5.511cm" svg:y1="5.359cm" svg:x2="26.4cm" svg:y2="5.359cm">
          <text:p/>
        </draw:line>
        <draw:line draw:style-name="gr8" draw:text-style-name="P2" draw:layer="layout" svg:x1="23.987cm" svg:y1="5.359cm" svg:x2="24.495cm" svg:y2="5.359cm">
          <text:p/>
        </draw:line>
        <draw:frame draw:style-name="gr13" draw:text-style-name="P4" draw:layer="layout" svg:width="1.137cm" svg:height="0.878cm" svg:x="24.374cm" svg:y="4.989cm">
          <draw:text-box>
            <text:p>...</text:p>
          </draw:text-box>
        </draw:frame>
        <draw:custom-shape draw:style-name="gr14" draw:text-style-name="P2" draw:layer="layout" svg:width="0.381cm" svg:height="6.477cm" draw:transform="rotate (1.5707963267949) translate (21.955cm 6.502cm)">
          <text:p/>
          <draw:enhanced-geometry svg:viewBox="0 0 21600 21600" draw:glue-points="21600 0 0 10800 21600 21600" draw:text-areas="13800 ?f9 21600 ?f10" draw:type="left-brace" draw:modifiers="826.45252716107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6" draw:layer="layout" svg:width="1.467cm" svg:height="0.721cm" svg:x="24.495cm" svg:y="6.543cm">
          <draw:text-box>
            <text:p><text:span text:style-name="T2">nStage</text:span></text:p>
          </draw:text-box>
        </draw:frame>
        <draw:custom-shape draw:style-name="gr16" draw:text-style-name="P7" xml:id="id13" draw:id="id13" draw:layer="layout" svg:width="0.254cm" svg:height="0.254cm" svg:x="29.829cm" svg:y="5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" draw:id="id15">
          <draw:custom-shape draw:style-name="gr7" draw:text-style-name="P5" draw:layer="layout" svg:width="0.762cm" svg:height="0.762cm" svg:x="20.05cm" svg:y="4.9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" draw:layer="layout" svg:x1="20.177cm" svg:y1="5.359cm" svg:x2="20.685cm" svg:y2="5.359cm">
            <text:p/>
          </draw:line>
          <draw:line draw:style-name="gr8" draw:text-style-name="P2" draw:layer="layout" svg:x1="20.431cm" svg:y1="5.105cm" svg:x2="20.431cm" svg:y2="5.613cm">
            <text:p/>
          </draw:line>
        </draw:g>
        <draw:connector draw:style-name="gr3" draw:text-style-name="P2" draw:layer="layout" svg:x1="24.622cm" svg:y1="8.661cm" svg:x2="20.431cm" svg:y2="5.74cm" draw:start-shape="id14" draw:start-glue-point="4" draw:end-shape="id15" draw:end-glue-point="2" svg:d="M24622 8661h-4191v-2921" svg:viewBox="0 0 4192 2922">
          <text:p/>
        </draw:connector>
        <draw:frame draw:style-name="gr17" draw:text-style-name="P6" draw:layer="layout" svg:width="1.789cm" svg:height="0.721cm" svg:x="24.368cm" svg:y="9.042cm">
          <draw:text-box>
            <text:p><text:span text:style-name="T2">Feedback</text:span></text:p>
          </draw:text-box>
        </draw:frame>
        <draw:custom-shape draw:style-name="gr16" draw:text-style-name="P7" xml:id="id18" draw:id="id18" draw:layer="layout" svg:width="0.254cm" svg:height="0.254cm" svg:x="22.844cm" svg:y="3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22.971cm" svg:y1="4.089cm" svg:x2="22.971cm" svg:y2="4.851cm" draw:start-shape="id18" draw:start-glue-point="8" draw:end-shape="id16" draw:end-glue-point="0" svg:d="M22971 4089v762" svg:viewBox="0 0 1 763">
          <text:p/>
        </draw:connector>
        <draw:line draw:style-name="gr8" draw:text-style-name="P2" draw:layer="layout" svg:x1="23.098cm" svg:y1="3.962cm" svg:x2="24.495cm" svg:y2="3.962cm">
          <text:p/>
        </draw:line>
        <draw:frame draw:style-name="gr13" draw:text-style-name="P4" draw:layer="layout" svg:width="1.137cm" svg:height="0.878cm" svg:x="24.368cm" svg:y="3.581cm">
          <draw:text-box>
            <text:p>...</text:p>
          </draw:text-box>
        </draw:frame>
        <draw:line draw:style-name="gr12" draw:text-style-name="P2" draw:layer="layout" svg:x1="25.511cm" svg:y1="3.962cm" svg:x2="27.416cm" svg:y2="3.962cm">
          <text:p/>
        </draw:line>
        <draw:line draw:style-name="gr3" draw:text-style-name="P2" draw:layer="layout" svg:x1="27.416cm" svg:y1="3.962cm" svg:x2="27.416cm" svg:y2="4.851cm">
          <text:p/>
        </draw:line>
        <draw:line draw:style-name="gr3" draw:text-style-name="P2" draw:layer="layout" svg:x1="30.083cm" svg:y1="5.359cm" svg:x2="31.099cm" svg:y2="5.359cm">
          <text:p/>
        </draw:line>
        <draw:frame draw:style-name="gr18" draw:text-style-name="P4" draw:layer="layout" svg:width="1.772cm" svg:height="0.878cm" svg:x="31.099cm" svg:y="4.862cm">
          <draw:text-box>
            <text:p>Output</text:p>
          </draw:text-box>
        </draw:frame>
        <draw:custom-shape draw:style-name="gr10" draw:text-style-name="P5" xml:id="id11" draw:id="id11" draw:layer="layout" svg:width="0.762cm" svg:height="0.762cm" draw:transform="rotate (-1.5707963267949) translate (16.875cm 6.20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xml:id="id9" draw:id="id9" draw:layer="layout" svg:width="0.762cm" svg:height="0.762cm" draw:transform="rotate (-1.5707963267949) translate (16.875cm 3.66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xml:id="id3" draw:id="id3" draw:layer="layout" svg:width="0.762cm" svg:height="0.762cm" draw:transform="rotate (-1.5707963267949) translate (11.795cm 3.66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xml:id="id7" draw:id="id7" draw:layer="layout" svg:width="0.762cm" svg:height="0.762cm" draw:transform="rotate (-1.5707963267949) translate (11.795cm 6.20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1" draw:text-style-name="P5" draw:layer="layout" svg:x1="9.89cm" svg:y1="4.048cm" svg:x2="11.033cm" svg:y2="4.048cm" draw:start-shape="id2" draw:start-glue-point="1" draw:end-shape="id3" draw:end-glue-point="7" svg:d="M9890 4048h1143" svg:viewBox="0 0 1144 1">
          <text:p/>
        </draw:connector>
        <draw:connector draw:style-name="gr11" draw:text-style-name="P5" draw:layer="layout" svg:x1="9.89cm" svg:y1="6.588cm" svg:x2="11.033cm" svg:y2="6.588cm" draw:start-shape="id6" draw:start-glue-point="1" draw:end-shape="id7" draw:end-glue-point="7" svg:d="M9890 6588h1143" svg:viewBox="0 0 1144 1">
          <text:p/>
        </draw:connector>
        <draw:connector draw:style-name="gr11" draw:text-style-name="P5" draw:layer="layout" svg:x1="14.97cm" svg:y1="4.048cm" svg:x2="16.113cm" svg:y2="4.048cm" draw:start-shape="id4" draw:start-glue-point="1" draw:end-shape="id9" draw:end-glue-point="7" svg:d="M14970 4048h1143" svg:viewBox="0 0 1144 1">
          <text:p/>
        </draw:connector>
        <draw:connector draw:style-name="gr11" draw:text-style-name="P5" draw:layer="layout" svg:x1="14.97cm" svg:y1="6.588cm" svg:x2="16.113cm" svg:y2="6.588cm" draw:start-shape="id8" draw:start-glue-point="1" draw:end-shape="id11" draw:end-glue-point="7" svg:d="M14970 6588h1143" svg:viewBox="0 0 1144 1">
          <text:p/>
        </draw:connector>
        <draw:frame draw:style-name="gr19" draw:text-style-name="P6" draw:layer="layout" svg:width="1.145cm" svg:height="0.721cm" svg:x="15.859cm" svg:y="2.651cm">
          <draw:text-box>
            <text:p><text:span text:style-name="T2">Gain</text:span></text:p>
          </draw:text-box>
        </draw:frame>
        <draw:frame draw:style-name="gr20" draw:text-style-name="P6" draw:layer="layout" svg:width="2.111cm" svg:height="0.721cm" svg:x="10.271cm" svg:y="2.692cm">
          <draw:text-box>
            <text:p><text:span text:style-name="T2">Saturation</text:span></text:p>
          </draw:text-box>
        </draw:frame>
        <draw:frame draw:style-name="gr21" draw:text-style-name="P6" draw:layer="layout" svg:width="1.467cm" svg:height="1.191cm" svg:x="6.715cm" svg:y="2.27cm">
          <draw:text-box>
            <text:p><text:span text:style-name="T2">Attack</text:span></text:p>
            <text:p><text:span text:style-name="T2">Decay</text:span></text:p>
          </draw:text-box>
        </draw:frame>
        <draw:frame draw:style-name="gr22" draw:text-style-name="P6" draw:layer="layout" svg:width="2.754cm" svg:height="1.191cm" svg:x="21.828cm" svg:y="1.254cm">
          <draw:text-box>
            <text:p><text:span text:style-name="T2">Freq</text:span></text:p>
            <text:p><text:span text:style-name="T2">Offset + Phase</text:span></text:p>
          </draw:text-box>
        </draw:frame>
      </draw:page>
      <draw:page draw:name="page2" draw:style-name="dp1" draw:master-page-name="Default">
        <draw:custom-shape draw:style-name="gr10" draw:text-style-name="P5" draw:layer="layout" svg:width="0.762cm" svg:height="0.762cm" draw:transform="rotate (-3.14159265358979) translate (2.525cm 1.12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7" draw:text-style-name="P5" draw:layer="layout" svg:width="0.762cm" svg:height="0.762cm" svg:x="4.303cm" svg:y="0.3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" draw:layer="layout" svg:x1="4.43cm" svg:y1="0.747cm" svg:x2="4.938cm" svg:y2="0.747cm">
            <text:p/>
          </draw:line>
          <draw:line draw:style-name="gr8" draw:text-style-name="P2" draw:layer="layout" svg:x1="4.684cm" svg:y1="0.493cm" svg:x2="4.684cm" svg:y2="1.001cm">
            <text:p/>
          </draw:line>
        </draw:g>
        <draw:custom-shape draw:style-name="gr16" draw:text-style-name="P7" draw:layer="layout" svg:width="0.254cm" svg:height="0.254cm" svg:x="3.287cm" svg:y="0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762cm" svg:height="0.762cm" draw:transform="rotate (-3.14159265358979) translate (2.525cm 1.12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5" draw:layer="layout" svg:width="0.254cm" svg:height="0.254cm" svg:x="5.7cm" svg:y="0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5" draw:layer="layout" svg:width="0.762cm" svg:height="0.762cm" svg:x="4.304cm" svg:y="0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" draw:layer="layout" svg:x1="4.431cm" svg:y1="0.748cm" svg:x2="4.939cm" svg:y2="0.748cm">
            <text:p/>
          </draw:line>
          <draw:line draw:style-name="gr8" draw:text-style-name="P2" draw:layer="layout" svg:x1="4.685cm" svg:y1="0.494cm" svg:x2="4.685cm" svg:y2="1.002cm">
            <text:p/>
          </draw:line>
        </draw:g>
      </draw:page>
      <draw:page draw:name="page3" draw:style-name="dp1" draw:master-page-name="Default">
        <draw:path draw:style-name="gr24" draw:text-style-name="P2" draw:layer="layout" svg:width="6.952cm" svg:height="3.981cm" draw:transform="skewX (-0.266337243854335) rotate (-0.437554043474979) translate (4.9642126323659cm 2.13906520005776cm)" svg:viewBox="0 0 6953 3982" svg:d="M0 3982c242-20 527-51 687-350 282-525 416-1177 609-1775 136-423 131-917 318-1329 187-414 543-756 889-337 314 380 732 537 1032 964 291 414 698 626 982 1050 290 434 856 511 971-371 67-510 118-1120 441-1381 250-202 650-418 878 57l146 69">
          <text:p/>
        </draw:path>
        <draw:line draw:style-name="gr3" draw:text-style-name="P2" draw:layer="layout" svg:x1="3.54cm" svg:y1="7.35cm" svg:x2="3.54cm" svg:y2="2.27cm">
          <text:p/>
        </draw:line>
        <draw:line draw:style-name="gr3" draw:text-style-name="P2" draw:layer="layout" svg:x1="3.54cm" svg:y1="7.35cm" svg:x2="16.24cm" svg:y2="7.35cm">
          <text:p/>
        </draw:line>
        <draw:frame draw:style-name="gr25" draw:text-style-name="P8" draw:layer="layout" svg:width="1.56cm" svg:height="0.878cm" svg:x="2.778cm" svg:y="1.381cm">
          <draw:text-box>
            <text:p>Value</text:p>
          </draw:text-box>
        </draw:frame>
        <draw:frame draw:style-name="gr25" draw:text-style-name="P8" draw:layer="layout" svg:width="2.195cm" svg:height="0.878cm" svg:x="16.204cm" svg:y="6.853cm">
          <draw:text-box>
            <text:p>Overtone</text:p>
          </draw:text-box>
        </draw:frame>
        <draw:frame draw:style-name="gr25" draw:text-style-name="P8" draw:layer="layout" svg:width="3.042cm" svg:height="0.878cm" svg:x="11.287cm" svg:y="1.519cm">
          <draw:text-box>
            <text:p>Expand = 1.0</text:p>
          </draw:text-box>
        </draw:frame>
        <draw:path draw:style-name="gr26" draw:text-style-name="P2" draw:layer="layout" svg:width="4.675cm" svg:height="3.412cm" draw:transform="skewX (-0.582416371390508) rotate (-0.681725605828986) translate (4.66723126579425cm 2.13992388822727cm)" svg:viewBox="0 0 4676 3413" svg:d="M0 3413c163-17 354-43 462-299 190-450 280-1009 409-1522 92-362 89-786 215-1140s365-648 597-288c211 326 493 460 694 826 196 355 470 537 660 900 196 372 576 438 654-318 45-437 79-960 296-1184 168-173 437-358 590 49l99 60">
          <text:p/>
        </draw:path>
        <draw:path draw:style-name="gr27" draw:text-style-name="P2" draw:layer="layout" svg:width="10.319cm" svg:height="4.212cm" draw:transform="skewX (-0.0244346095279206) rotate (-0.28955012290586) translate (5.36723421396709cm 2.14093754537102cm)" svg:viewBox="0 0 10320 4213" svg:d="M0 4213c359-21 782-54 1020-370 418-555 617-1245 903-1878 203-447 195-970 473-1407s805-799 1319-356c466 402 1087 569 1532 1020 432 438 1036 663 1457 1111 431 459 1270 541 1442-393 99-540 174-1184 655-1461 370-213 964-442 1302 60l217 74">
          <text:p/>
        </draw:path>
        <draw:frame draw:style-name="gr25" draw:text-style-name="P10" draw:layer="layout" svg:width="3.042cm" svg:height="0.878cm" svg:x="11.293cm" svg:y="2.408cm">
          <draw:text-box>
            <text:p text:style-name="P9"><text:span text:style-name="T3">Expand &lt; 1.0</text:span></text:p>
          </draw:text-box>
        </draw:frame>
        <draw:frame draw:style-name="gr25" draw:text-style-name="P12" draw:layer="layout" svg:width="3.042cm" svg:height="0.878cm" svg:x="11.271cm" svg:y="3.241cm">
          <draw:text-box>
            <text:p text:style-name="P11"><text:span text:style-name="T4">Expand &gt; 1.0</text:span></text:p>
          </draw:text-box>
        </draw:frame>
        <draw:path draw:style-name="gr24" draw:text-style-name="P2" draw:layer="layout" svg:width="6.952cm" svg:height="3.981cm" draw:transform="skewX (-0.266337243854335) rotate (-0.437554043474979) translate (4.9642126323659cm 11.0290652000578cm)" svg:viewBox="0 0 6953 3982" svg:d="M0 3982c242-20 527-51 687-350 282-525 416-1177 609-1775 136-423 131-917 318-1329 187-414 543-756 889-337 314 380 732 537 1032 964 291 414 698 626 982 1050 290 434 856 511 971-371 67-510 118-1120 441-1381 250-202 650-418 878 57l146 69">
          <text:p/>
        </draw:path>
        <draw:line draw:style-name="gr3" draw:text-style-name="P2" draw:layer="layout" svg:x1="3.54cm" svg:y1="16.24cm" svg:x2="3.54cm" svg:y2="11.16cm">
          <text:p/>
        </draw:line>
        <draw:line draw:style-name="gr3" draw:text-style-name="P2" draw:layer="layout" svg:x1="3.54cm" svg:y1="16.24cm" svg:x2="16.24cm" svg:y2="16.24cm">
          <text:p/>
        </draw:line>
        <draw:frame draw:style-name="gr25" draw:text-style-name="P8" draw:layer="layout" svg:width="1.56cm" svg:height="0.878cm" svg:x="2.778cm" svg:y="10.271cm">
          <draw:text-box>
            <text:p>Value</text:p>
          </draw:text-box>
        </draw:frame>
        <draw:frame draw:style-name="gr25" draw:text-style-name="P8" draw:layer="layout" svg:width="2.195cm" svg:height="0.878cm" svg:x="16.204cm" svg:y="15.743cm">
          <draw:text-box>
            <text:p>Overtone</text:p>
          </draw:text-box>
        </draw:frame>
        <draw:path draw:style-name="gr27" draw:text-style-name="P2" draw:layer="layout" svg:width="6.952cm" svg:height="3.981cm" draw:transform="skewX (-0.266337243854335) rotate (-0.437554043474979) translate (7.3772126323659cm 11.0290652000578cm)" svg:viewBox="0 0 6953 3982" svg:d="M0 3982c242-20 527-51 687-350 282-525 416-1177 609-1775 136-423 131-917 318-1329 187-414 543-756 889-337 314 380 732 537 1032 964 291 414 698 626 982 1050 290 434 856 511 971-371 67-510 118-1120 441-1381 250-202 650-418 878 57l146 69">
          <text:p/>
        </draw:path>
        <draw:line draw:style-name="gr28" draw:text-style-name="P2" draw:layer="layout" svg:x1="6.715cm" svg:y1="11.668cm" svg:x2="9.128cm" svg:y2="11.668cm">
          <text:p/>
        </draw:line>
        <draw:frame draw:style-name="gr25" draw:text-style-name="P10" draw:layer="layout" svg:width="1.56cm" svg:height="0.878cm" svg:x="7.096cm" svg:y="10.663cm">
          <draw:text-box>
            <text:p text:style-name="P9"><text:span text:style-name="T3">Shift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JP1" svg:font-family="'Noto Sans Mono CJK JP'" style:font-family-generic="roman" style:font-pitch="variable"/>
    <style:font-face style:name="Noto Sans Mono CJK JP3" svg:font-family="'Noto Sans Mono CJK JP'" style:font-adornments="Regular" style:font-family-generic="roman" style:font-pitch="variable"/>
    <style:font-face style:name="Noto Sans Mono CJK JP Regular" svg:font-family="'Noto Sans Mono CJK JP Regular'" style:font-family-generic="roman" style:font-pitch="variable"/>
    <style:font-face style:name="Noto Sans Mono CJK JP Regular1" svg:font-family="'Noto Sans Mono CJK JP Regular'" style:font-adornments="Regular" style:font-family-generic="roman" style:font-pitch="variable"/>
    <style:font-face style:name="Noto Sans Mono CJK JP2" svg:font-family="'Noto Sans Mono CJK JP'" style:font-family-generic="swiss" style:font-pitch="variable"/>
    <style:font-face style:name="Noto Sans Mono CJK JP" svg:font-family="'Noto Sans Mono CJK JP'" style:font-adornments="Regular" style:font-family-generic="swiss" style:font-pitch="variable"/>
    <style:font-face style:name="Noto Sans Mono CJK JP Regular2" svg:font-family="'Noto Sans Mono CJK JP Regular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Mono CJK JP4" svg:font-family="'Noto Sans Mono CJK JP'" style:font-family-generic="system" style:font-pitch="variable"/>
    <style:font-face style:name="Noto Sans Mono CJK JP Regular4" svg:font-family="'Noto Sans Mono CJK JP Regular'" style:font-family-generic="system" style:font-pitch="variable"/>
    <style:font-face style:name="Noto Sans Mono CJK JP Regular3" svg:font-family="'Noto Sans Mono CJK JP Regular'" style:font-adornments="Regular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Mono CJK JP Regular2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2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2" fo:font-family="'Noto Sans Mono CJK JP'" style:font-family-generic="swiss" style:font-pitch="variable" fo:font-size="12pt" style:font-name-asian="Noto Sans Mono CJK JP2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" fo:font-family="'Noto Sans Mono CJK JP'" style:font-style-name="Regular" style:font-family-generic="swiss" style:font-pitch="variable" fo:font-size="12pt" style:font-name-asian="Noto Sans Mono CJK JP2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4T10:35:17.827000000</meta:creation-date>
    <meta:editing-duration>PT1H5M17S</meta:editing-duration>
    <meta:editing-cycles>57</meta:editing-cycles>
    <meta:generator>LibreOffice/6.3.4.2$Windows_X86_64 LibreOffice_project/60da17e045e08f1793c57c00ba83cdfce946d0aa</meta:generator>
    <dc:title>A4_Landscape</dc:title>
    <dc:date>2020-01-14T12:27:39.870000000</dc:date>
    <meta:document-statistic meta:object-count="91"/>
    <meta:template xlink:type="simple" xlink:actuate="onRequest" xlink:title="A4_Landscape" xlink:href="../../AppData/Roaming/LibreOffice/4/user/template/A4_Landscape.otg" meta:date="2020-01-14T10:35:16.261000000"/>
  </office:meta>
</office:document-meta>
</file>